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a56d5" officeooo:paragraph-rsid="00004bbd"/>
    </style:style>
    <style:style style:name="P2" style:family="paragraph" style:parent-style-name="Standard">
      <style:text-properties style:font-name="Arial" officeooo:rsid="00004bbd" officeooo:paragraph-rsid="00004bbd"/>
    </style:style>
    <style:style style:name="P3" style:family="paragraph" style:parent-style-name="Standard">
      <style:text-properties style:font-name="Arial" officeooo:rsid="00004bbd" officeooo:paragraph-rsid="000343c5"/>
    </style:style>
    <style:style style:name="P4" style:family="paragraph" style:parent-style-name="Standard">
      <style:text-properties style:font-name="Arial" officeooo:rsid="00022c71" officeooo:paragraph-rsid="00022c71"/>
    </style:style>
    <style:style style:name="P5" style:family="paragraph" style:parent-style-name="Standard">
      <style:text-properties style:font-name="Arial" officeooo:rsid="00022c71" officeooo:paragraph-rsid="000343c5"/>
    </style:style>
    <style:style style:name="P6" style:family="paragraph" style:parent-style-name="Standard">
      <style:text-properties style:font-name="Arial" officeooo:rsid="000343c5" officeooo:paragraph-rsid="000343c5"/>
    </style:style>
    <style:style style:name="P7" style:family="paragraph" style:parent-style-name="Standard">
      <style:text-properties style:font-name="Arial" officeooo:rsid="0004ed1a" officeooo:paragraph-rsid="0004ed1a"/>
    </style:style>
    <style:style style:name="P8" style:family="paragraph" style:parent-style-name="Standard">
      <style:text-properties style:font-name="Arial" officeooo:rsid="0005d6d0" officeooo:paragraph-rsid="0005d6d0"/>
    </style:style>
    <style:style style:name="T1" style:family="text">
      <style:text-properties officeooo:rsid="00004bbd"/>
    </style:style>
    <style:style style:name="T2" style:family="text">
      <style:text-properties officeooo:rsid="00022c71"/>
    </style:style>
    <style:style style:name="T3" style:family="text">
      <style:text-properties officeooo:rsid="000343c5"/>
    </style:style>
    <style:style style:name="T4" style:family="text">
      <style:text-properties officeooo:rsid="0004823d"/>
    </style:style>
    <style:style style:name="T5" style:family="text">
      <style:text-properties officeooo:rsid="0004ed1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arative Genomics 2018</text:p>
      <text:p text:style-name="P1">Practical <text:span text:style-name="T1">2</text:span>: <text:span text:style-name="T1">Gene Prediction</text:span></text:p>
      <text:p text:style-name="P1">Group 11</text:p>
      <text:p text:style-name="P1">Shuhan Xu, Fuqi Xu, Milda Valiukonyte</text:p>
      <text:p text:style-name="P1"/>
      <text:p text:style-name="P2">Exercise 1</text:p>
      <text:p text:style-name="P2"/>
      <text:p text:style-name="P2">1. tigr-glimmer long-orfs -n -t 1.15 01.fa 01.long-orf-coords</text:p>
      <text:p text:style-name="P3"><text:tab/></text:p>
      <text:p text:style-name="P3"><text:tab/>long-orfs:<text:tab/><text:span text:style-name="T2">program which finds long non-overlapping ORF from a DNA sequence file</text:span></text:p>
      <text:p text:style-name="P2"><text:tab/>-<text:span text:style-name="T2">n:<text:tab/><text:tab/>no header information in the output file</text:span></text:p>
      <text:p text:style-name="P4"><text:tab/>-t 1.15:<text:tab/>consider only genes with entropy distance score lower than 1.15 in the <text:tab/><text:tab/><text:tab/><text:tab/>program</text:p>
      <text:p text:style-name="P4"><text:tab/>0.1.fa:<text:tab/><text:tab/>sequence file</text:p>
      <text:p text:style-name="P4"><text:tab/>0.1.long-orf-coords: output file containing the coordinates of the long ORF</text:p>
      <text:p text:style-name="P4"/>
      <text:p text:style-name="P4">2. tigr-glimmer extract -t 01.fa 01.long-orf-coords &gt; 01.longorf</text:p>
      <text:p text:style-name="P5"><text:tab/></text:p>
      <text:p text:style-name="P5"><text:tab/>extract:<text:tab/>program which reads the sequence file, searches for the region defined <text:tab/><text:tab/><text:tab/><text:tab/>by the coordinates in the coordinate file, <text:span text:style-name="T3">and </text:span>output<text:span text:style-name="T3">s the region</text:span> in a <text:span text:style-name="T3">fasta <text:tab/><text:tab/><text:tab/>file.</text:span></text:p>
      <text:p text:style-name="P6"><text:tab/>-t:<text:tab/><text:tab/>exclude the last three characters of the output string</text:p>
      <text:p text:style-name="P6"><text:tab/><text:span text:style-name="T2">01.fa:<text:tab/><text:tab/></text:span>sequence file</text:p>
      <text:p text:style-name="P6"><text:tab/>01.long-orf-coords: coordinates of the long ORF</text:p>
      <text:p text:style-name="P6"><text:tab/>01.longorf:<text:tab/>fasta file of the long ORF</text:p>
      <text:p text:style-name="P6"/>
      <text:p text:style-name="P6">3. tigr-glimmer build-icm -r 01.icm &lt; 01.longorf</text:p>
      <text:p text:style-name="P6"/>
      <text:p text:style-name="P6"><text:tab/>build-icm:<text:tab/><text:span text:style-name="T4">program which builds an interpolated context model (ICM) from a training <text:tab/><text:tab/><text:tab/>set of sequences</text:span></text:p>
      <text:p text:style-name="P6"><text:tab/>-<text:span text:style-name="T4">r:<text:tab/><text:tab/>use the reverse of the input sequence to build the ICM</text:span></text:p>
      <text:p text:style-name="P6"><text:tab/><text:span text:style-name="T5">01.icm:<text:tab/>the output file for the built ICM</text:span></text:p>
      <text:p text:style-name="P6"><text:tab/><text:span text:style-name="T5">01.longorf:<text:tab/>fasta file of the long ORF</text:span></text:p>
      <text:p text:style-name="P6"/>
      <text:p text:style-name="P7">4. tigr-glimmer glimmer3 -o50 -g110 -t30 01.fa 01.icm 01.glimmer</text:p>
      <text:p text:style-name="P7"/>
      <text:p text:style-name="P7"><text:tab/>glimmer3:<text:tab/>program which makes gene prediciton</text:p>
      <text:p text:style-name="P7"><text:tab/>-o50:<text:tab/><text:tab/>maximum overlap length of 50 for genes</text:p>
      <text:p text:style-name="P7"><text:tab/>-g110:<text:tab/><text:tab/>minimum gene length of 110</text:p>
      <text:p text:style-name="P7"><text:tab/>-t30:<text:tab/><text:tab/>threshold score of 30 for genes</text:p>
      <text:p text:style-name="P7"><text:tab/>01.fa:<text:tab/><text:tab/>sequence file</text:p>
      <text:p text:style-name="P7"><text:tab/>01.icm:<text:tab/>ICM file</text:p>
      <text:p text:style-name="P7"><text:tab/>01.glimmer:<text:tab/>tag for the two output file 01.glimmer.detail and 01.glimmer.predict</text:p>
      <text:p text:style-name="P7"/>
      <text:p text:style-name="P8">5. One can train using known genes from the genome or genes from an closely related species or strain</text:p>
      <text:p text:style-name="P8"/>
      <text:p text:style-name="P8">6. Glimmer is not suitable for eukaryotic genomes. It does not consider presence of introns</text:p>
      <text:p text:style-name="P8"/>
      <text:p text:style-name="P8"><text:soft-page-break/>7. 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4T13:06:34.653560548</meta:creation-date>
    <dc:date>2018-05-04T14:15:24.764974183</dc:date>
    <meta:editing-duration>PT17M25S</meta:editing-duration>
    <meta:editing-cycles>1</meta:editing-cycles>
    <meta:document-statistic meta:table-count="0" meta:image-count="0" meta:object-count="0" meta:page-count="2" meta:paragraph-count="35" meta:word-count="270" meta:character-count="1730" meta:non-whitespace-character-count="1446"/>
    <meta:generator>LibreOffice/5.1.6.2$Linux_X86_64 LibreOffice_project/10m0$Build-2</meta:generator>
  </office:meta>
</office:document-meta>
</file>